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in" style:rel-column-width="18921*"/>
    </style:style>
    <style:style style:name="Table1.B" style:family="table-column">
      <style:table-column-properties style:column-width="4.9271in" style:rel-column-width="46614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style:text-underline-style="solid" style:text-underline-width="auto" style:text-underline-color="font-color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style:text-underline-style="solid" style:text-underline-width="auto" style:text-underline-color="font-color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3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4" style:family="text">
      <style:text-properties fo:color="#000000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language="en" fo:country="US" style:font-size-asian="12pt" style:font-size-complex="12pt"/>
    </style:style>
    <style:style style:name="T6" style:family="text">
      <style:text-properties fo:color="#000000" fo:font-size="10pt" fo:language="en" fo:country="US" fo:font-style="italic" style:font-size-asian="10pt" style:font-style-asian="italic" style:font-size-complex="10pt" style:font-style-complex="italic"/>
    </style:style>
    <style:style style:name="T7" style:family="text">
      <style:text-properties fo:color="#000000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fo:font-size="10pt" fo:language="en" fo:country="US" fo:font-style="normal" style:font-size-asian="10pt" style:font-style-asian="normal" style:font-size-complex="10pt" style:font-style-complex="normal"/>
    </style:style>
    <style:style style:name="T9" style:family="text">
      <style:text-properties fo:color="#000000" fo:font-size="10pt" fo:language="en" fo:country="US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placeholder text:placeholder-type="text">&lt;for each="c in o.classData"&gt;</text:placeholder></text:p>
      <text:p text:style-name="P6"/>
      <text:p text:style-name="P7"><text:placeholder text:placeholder-type="text">&lt;if test="o.testing"&gt;</text:placeholder></text:p>
      <text:p text:style-name="P16"><text:placeholder text:placeholder-type="text">&lt;o.content&gt;</text:placeholder><text:s/><text:placeholder text:placeholder-type="text">&lt;o.year&gt;</text:placeholder></text:p>
      <text:p text:style-name="P16"/>
      <text:p text:style-name="P7"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placeholder text:placeholder-type="text">&lt;c.start&gt;</text:placeholder></text:p>
            <text:p text:style-name="P21"><text:span text:style-name="T9"><text:placeholder text:placeholder-type="text">&lt;c.course&gt;</text:placeholder></text:span><text:span text:style-name="T9"><text:s/></text:span><text:span text:style-name="T9"><text:placeholder text:placeholder-type="text">&lt;c.price&gt;</text:placeholder></text:span></text:p>
            <text:p text:style-name="P15"><text:span text:style-name="T10"><text:placeholder text:placeholder-type="text">&lt;c.length&gt;</text:placeholder></text:span><text:span text:style-name="T10"><text:s/></text:span><text:span text:style-name="T10"><text:placeholder text:placeholder-type="text">&lt;c.end&gt;</text:placeholder></text:span></text:p>
          </table:table-cell>
          <table:table-cell table:style-name="Table1.A1" office:value-type="string">
            <text:p text:style-name="P20"><text:span text:style-name="T4"><text:placeholder text:placeholder-type="text">&lt;c.city&gt;</text:placeholder></text:span><text:span text:style-name="T4"><text:s/></text:span><text:span text:style-name="T5">- </text:span><text:span text:style-name="T6"><text:placeholder text:placeholder-type="text">&lt;c.preregister&gt;</text:placeholder></text:span></text:p>
            <text:p text:style-name="P20"><text:span text:style-name="T8"><text:placeholder text:placeholder-type="text">&lt;c.time&gt;</text:placeholder></text:span><text:span text:style-name="T6"><text:s/></text:span><text:span text:style-name="T7"><text:placeholder text:placeholder-type="text">&lt;c.address&gt;</text:placeholder></text:span></text:p>
            <text:p text:style-name="P12"><text:span text:style-name="T11"><text:placeholder text:placeholder-type="text">&lt;c.note&gt;</text:placeholder></text:span><text:span text:style-name="T11"><text:s/></text:span></text:p>
          </table:table-cell>
        </table:table-row>
      </table:table>
      <text:p text:style-name="P7"><text:placeholder text:placeholder-type="text">&lt;/for&gt;</text:placeholder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M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M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T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T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MT3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LIVE OAK DOG OBEDIENCE</text:p>
        <text:p text:style-name="MP2">Train with Love - “Since 1982”</text:p>
        <text:p text:style-name="MP2">GROUP CLASS SCHEDULE</text:p>
        <text:p text:style-name="MP1">JANUARY 2019</text:p>
        <text:p text:style-name="MP3"/>
        <text:p text:style-name="MP3"/>
        <text:p text:style-name="MP4">Check us out on facebook: Live Oak Dog Obedience/California</text:p>
      </style:header>
      <style:footer>
        <text:p text:style-name="MP5">PLEASE PHONE AHEAD TO CONFIRM CLASS SCHEDULE. <text:s/>THIS SCHEDULE IS SUBJECT TO CHANGE. <text:s/>PRE-REGISTRATION REQUIRED FOR ALL CLASSES!</text:p>
        <text:p text:style-name="MP5"/>
        <text:p text:style-name="MP6"/>
        <text:p text:style-name="MP7">PRIVATE IN-HOME TRAINING - GROUP CLASSES FORMING MONTHLY - BOARDING AND DOGGIE DAY CARE!</text:p>
        <text:p text:style-name="MP7"/>
        <text:p text:style-name="MP8">Offering a variety of classes and services;</text:p>
        <text:p text:style-name="MP9"><text:span text:style-name="MT1">Obedience Training -</text:span><text:span text:style-name="MT2"> </text:span><text:span text:style-name="MT3">Puppy Pre-School/Socialization</text:span><text:span text:style-name="MT2">, </text:span><text:span text:style-name="MT3">Beginning and Intermediate </text:span><text:span text:style-name="MT2">Level Obedience. <text:s/></text:span><text:span text:style-name="MT3">Clicker/Tricks Class, “Fitness Paws”, (a class designed to help get you in shape while training your dog at the same time!)</text:span></text:p>
        <text:p text:style-name="MP10">American Kennel Club Certified Canine Good Citizenship Evaluator</text:p>
        <text:p text:style-name="MP11"/>
        <text:p text:style-name="MP12">Live Oak Dog Obedience - Train with Love - “Since 1982”</text:p>
        <text:p text:style-name="MP13">www.liveoakdogobedience.com</text:p>
        <text:p text:style-name="MP14">(626) 852-999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8:27:32.419000000</meta:creation-date>
    <dc:date>2019-01-05T22:51:48.727053015</dc:date>
    <meta:editing-duration>P1DT11H6M26S</meta:editing-duration>
    <meta:editing-cycles>53</meta:editing-cycles>
    <meta:generator>LibreOffice/6.1.2.1$Linux_X86_64 LibreOffice_project/10$Build-1</meta:generator>
    <meta:document-statistic meta:table-count="1" meta:image-count="0" meta:object-count="0" meta:page-count="1" meta:paragraph-count="24" meta:word-count="137" meta:character-count="964" meta:non-whitespace-character-count="847"/>
  </office:meta>
</office:document-meta>
</file>